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ContentTypeException.getStatu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entType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entTypeException.UnknownContentTypeException( Type targetType , MediaType contentType , int statusCode , String statusText , HttpHeaders responseHeaders , byte [ ] respons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entTypeException.getResponseBody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ContentTypeException.get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entTypeException.ge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entTypeException.get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entTypeException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entTypeException.UnknownContentTypeException( Type targetType , MediaType contentType , HttpStatusCode statusCode , String statusText , HttpHeaders responseHeaders , byte [ ] respons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knownContentTypeException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